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5.75cm" fo:min-width="15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9.75cm" fo:min-width="10.5cm"/>
    </style:style>
    <style:style style:name="gr3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7.75cm" fo:min-width="0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 draw:opacity="50%"/>
      <style:paragraph-properties fo:text-align="center"/>
    </style:style>
  </office:automatic-styles>
  <office:body>
    <office:drawing>
      <draw:page draw:name="page1" draw:style-name="dp1" draw:master-page-name="Per_20_defecte">
        <draw:custom-shape draw:style-name="gr1" draw:text-style-name="P1" draw:layer="layout" svg:width="16cm" svg:height="16cm" svg:x="2cm" svg:y="7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1cm" svg:height="13.999cm" svg:x="4cm" svg:y="8cm" svg:viewBox="0 0 11001 14000" svg:d="M2000 13000h7000v-9000h1000v10000h-9000v-10000h1000zM500 1134c152-88 325-134 501-134h3085c30-86 69-170 115-250 132-228 321-417 549-549s487-201 750-201c264 0 523 69 751 201s417 321 549 549c46 80 85 164 115 250h3086c175 0 348 46 500 134s278 214 366 366 134 325 134 501c0 14 0 29-1 44v955h-955c-15 1-30 1-44 1h-1-4499-4500c-15 0-30 0-45-1h-956v-999-1c0-175 46-348 134-500s214-278 366-366z">
          <text:p/>
        </draw:path>
        <draw:custom-shape draw:style-name="gr3" draw:text-style-name="P3" draw:layer="layout" svg:width="1cm" svg:height="8cm" svg:x="7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8cm" svg:x="11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8cm" svg:x="9cm" svg:y="1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8T15:40:42.897000000</meta:creation-date>
    <dc:date>2020-02-28T17:53:34.814000000</dc:date>
    <meta:editing-duration>PT1H23M20S</meta:editing-duration>
    <meta:editing-cycles>19</meta:editing-cycles>
    <meta:generator>LibreOffice/6.3.4.2$Windows_X86_64 LibreOffice_project/60da17e045e08f1793c57c00ba83cdfce946d0aa</meta:generator>
    <meta:document-statistic meta:object-count="5"/>
  </office:meta>
</office:document-meta>
</file>